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ctions for 04/04/16</text:p>
      <text:p text:style-name="Standard"/>
      <text:p text:style-name="Standard">Today we covered Data structures, and performance</text:p>
      <text:p text:style-name="Standard"/>
      <text:p text:style-name="Standard">Big O notation determines the speed of access</text:p>
      <text:p text:style-name="Standard"/>
      <text:p text:style-name="Standard">ques and stacks trees</text:p>
      <text:p text:style-name="Standard"/>
      <text:p text:style-name="Standard">linked lists</text:p>
      <text:p text:style-name="Standard">sorted lis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7:58:12.60</meta:creation-date>
    <meta:document-statistic meta:table-count="0" meta:image-count="0" meta:object-count="0" meta:page-count="1" meta:paragraph-count="6" meta:word-count="26" meta:character-count="163"/>
    <dc:date>2016-04-05T07:41:14.26</dc:date>
    <meta:editing-duration>PT10H37M6S</meta:editing-duration>
    <meta:editing-cycles>1</meta:editing-cycles>
    <meta:generator>OpenOffice/4.1.2$Win32 OpenOffice.org_project/412m3$Build-9782</meta:generator>
  </office:meta>
</office:document-meta>
</file>